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44.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2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rt-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-part-number</text:p>
          </table:table-cell>
          <table:table-cell office:value-type="string" calcext:value-type="string">
            <text:p>qt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CON1</text:p>
          </table:table-cell>
          <table:table-cell office:value-type="string" calcext:value-type="string">
            <text:p>CONNECTOR_5</text:p>
          </table:table-cell>
          <table:table-cell office:value-type="string" calcext:value-type="string">
            <text:p>mini_usb</text:p>
          </table:table-cell>
          <table:table-cell office:value-type="string" calcext:value-type="string">
            <text:p>USB_MICRO_F</text:p>
          </table:table-cell>
          <table:table-cell office:value-type="string" calcext:value-type="string">
            <text:p>10118192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33" calcext:value-type="float">
            <text:p>0.43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27224" calcext:value-type="float">
            <text:p>0.27224</text:p>
          </table:table-cell>
          <table:table-cell table:number-columns-repeated="2" office:value-type="float" office:value="0.25988" calcext:value-type="float">
            <text:p>0.25988</text:p>
          </table:table-cell>
          <table:table-cell office:value-type="float" office:value="0.18" calcext:value-type="float">
            <text:p>0.18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office:value-type="string" calcext:value-type="string">
            <text:p>BUZ1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MT_0440_S_R</text:p>
          </table:table-cell>
          <table:table-cell office:value-type="string" calcext:value-type="string">
            <text:p>SMT-0440-S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68-1488-1-ND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number-columns-repeated="3" office:value-type="float" office:value="3.62" calcext:value-type="float">
            <text:p>3.62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407" calcext:value-type="float">
            <text:p>2.407</text:p>
          </table:table-cell>
          <table:table-cell table:number-columns-repeated="2" office:value-type="float" office:value="2.1025" calcext:value-type="float">
            <text:p>2.102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71H102KA01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03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0.00396" calcext:value-type="float">
            <text:p>0.00396</text:p>
          </table:table-cell>
          <table:table-cell table:number-columns-repeated="2" office:value-type="float" office:value="0.00309" calcext:value-type="float">
            <text:p>0.00309</text:p>
          </table:table-cell>
          <table:table-cell office:value-type="float" office:value="0.00216" calcext:value-type="float">
            <text:p>0.0021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CR03ERTF27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.7KCF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42" calcext:value-type="float">
            <text:p>0.00542</text:p>
          </table:table-cell>
          <table:table-cell table:number-columns-repeated="2" office:value-type="float" office:value="0.00399" calcext:value-type="float">
            <text:p>0.0039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730</text:p>
          </table:table-cell>
          <table:table-cell office:value-type="string" calcext:value-type="string">
            <text:p>SWITCHING_REGULATOR</text:p>
          </table:table-cell>
          <table:table-cell office:value-type="string" calcext:value-type="string">
            <text:p>DSON6</text:p>
          </table:table-cell>
          <table:table-cell office:value-type="string" calcext:value-type="string">
            <text:p>TPS62730DRY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8820-1-N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office:value-type="float" office:value="1.64" calcext:value-type="float">
            <text:p>1.64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713" calcext:value-type="float">
            <text:p>0.713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.2u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SMCI-0603-2R2M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12251-1-ND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" calcext:value-type="float">
            <text:p>0.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5" calcext:value-type="float">
            <text:p>0.1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10,C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GA3E3X5R1A225K080A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444-1-ND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68" calcext:value-type="float">
            <text:p>0.16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6936" calcext:value-type="float">
            <text:p>0.0693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" calcext:value-type="float">
            <text:p>0.0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0.0J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74" calcext:value-type="float">
            <text:p>0.074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2295" calcext:value-type="float">
            <text:p>0.02295</text:p>
          </table:table-cell>
          <table:table-cell table:number-columns-repeated="2" office:value-type="float" office:value="0.01566" calcext:value-type="float">
            <text:p>0.01566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TPS72033DBVR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5</text:p>
          </table:table-cell>
          <table:table-cell office:value-type="string" calcext:value-type="string">
            <text:p>TPS73033DBV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7580-1-ND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562" calcext:value-type="float">
            <text:p>0.562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Radio</text:p>
          </table:table-cell>
          <table:table-cell office:value-type="string" calcext:value-type="string">
            <text:p>BLE121LR-A</text:p>
          </table:table-cell>
          <table:table-cell office:value-type="string" calcext:value-type="string">
            <text:p>BLE121LR-A-M256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BLE121LR-A-M256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.19" calcext:value-type="float">
            <text:p>17.19</text:p>
          </table:table-cell>
          <table:table-cell table:number-columns-repeated="2" office:value-type="float" office:value="15.69" calcext:value-type="float">
            <text:p>15.69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10.46" calcext:value-type="float">
            <text:p>10.46</text:p>
          </table:table-cell>
          <table:table-cell table:number-columns-repeated="3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C42,C43,C5,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320-1-ND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332" calcext:value-type="float">
            <text:p>0.01332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725" calcext:value-type="float">
            <text:p>0.00725</text:p>
          </table:table-cell>
          <table:table-cell office:value-type="float" office:value="0.00609" calcext:value-type="float">
            <text:p>0.00609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RJ-3GEYJ102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KG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36" calcext:value-type="float">
            <text:p>0.00436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182" calcext:value-type="float">
            <text:p>0.00182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NPN_TRANSISTOR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UDFN_3_1006</text:p>
          </table:table-cell>
          <table:table-cell office:value-type="string" calcext:value-type="string">
            <text:p>BC847BLP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847BLPDICT-ND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.2552" calcext:value-type="float">
            <text:p>0.2552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14852" calcext:value-type="float">
            <text:p>0.14852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5" calcext:value-type="float">
            <text:p>0.0765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Q25504</text:p>
          </table:table-cell>
          <table:table-cell office:value-type="string" calcext:value-type="string">
            <text:p>SolarMPPCharger</text:p>
          </table:table-cell>
          <table:table-cell office:value-type="string" calcext:value-type="string">
            <text:p>QFN16_3_EP</text:p>
          </table:table-cell>
          <table:table-cell office:value-type="string" calcext:value-type="string">
            <text:p>BQ25504RGT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9741-1-ND</text:p>
          </table:table-cell>
          <table:table-cell office:value-type="float" office:value="1" calcext:value-type="float">
            <text:p>1</text:p>
          </table:table-cell>
          <table:table-cell office:value-type="float" office:value="6.17" calcext:value-type="float">
            <text:p>6.17</text:p>
          </table:table-cell>
          <table:table-cell office:value-type="float" office:value="5.51" calcext:value-type="float">
            <text:p>5.51</text:p>
          </table:table-cell>
          <table:table-cell office:value-type="float" office:value="4.96" calcext:value-type="float">
            <text:p>4.96</text:p>
          </table:table-cell>
          <table:table-cell office:value-type="float" office:value="4.74" calcext:value-type="float">
            <text:p>4.74</text:p>
          </table:table-cell>
          <table:table-cell office:value-type="float" office:value="4.52" calcext:value-type="float">
            <text:p>4.52</text:p>
          </table:table-cell>
          <table:table-cell office:value-type="float" office:value="4.08" calcext:value-type="float">
            <text:p>4.08</text:p>
          </table:table-cell>
          <table:table-cell office:value-type="float" office:value="3.66" calcext:value-type="float">
            <text:p>3.66</text:p>
          </table:table-cell>
          <table:table-cell office:value-type="float" office:value="2.75625" calcext:value-type="float">
            <text:p>2.75625</text:p>
          </table:table-cell>
          <table:table-cell table:number-columns-repeated="2" office:value-type="float" office:value="2.3625" calcext:value-type="float">
            <text:p>2.3625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3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3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32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255" calcext:value-type="float">
            <text:p>0.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36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MCF0402FT536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402FT536K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8" calcext:value-type="float">
            <text:p>0.0138</text:p>
          </table:table-cell>
          <table:table-cell table:number-columns-repeated="2" office:value-type="float" office:value="0.0105" calcext:value-type="float">
            <text:p>0.01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76" calcext:value-type="float">
            <text:p>0.0057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98" calcext:value-type="float">
            <text:p>0.00198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6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56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.83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3M83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3.83ML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.62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RCW060315M0JPEAH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5MAHCT-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413" calcext:value-type="float">
            <text:p>0.413</text:p>
          </table:table-cell>
          <table:table-cell table:number-columns-repeated="2" office:value-type="float" office:value="0.222" calcext:value-type="float">
            <text:p>0.222</text:p>
          </table:table-cell>
          <table:table-cell table:number-columns-repeated="2" office:value-type="float" office:value="0.1275" calcext:value-type="float">
            <text:p>0.127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C0402KRX7R8BB1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337-1-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068" calcext:value-type="float">
            <text:p>0.006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2uF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BR2012T22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046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033R61A104ME15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40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.00325" calcext:value-type="float">
            <text:p>0.00325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LIPOCharger</text:p>
          </table:table-cell>
          <table:table-cell office:value-type="string" calcext:value-type="string">
            <text:p>DFN8</text:p>
          </table:table-cell>
          <table:table-cell office:value-type="string" calcext:value-type="string">
            <text:p>MCP73831-2ACI/M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-2ACI/MC-ND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6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RESISTOR</text:p>
          </table:table-cell>
          <table:table-cell office:value-type="float" office:value="82" calcext:value-type="float">
            <text:p>8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LR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96" calcext:value-type="float">
            <text:p>0.009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D1,LED7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PHHS1005SUR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04-1-ND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244" calcext:value-type="float">
            <text:p>0.324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16" calcext:value-type="float">
            <text:p>0.1416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145" calcext:value-type="float">
            <text:p>0.09145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8261</text:p>
          </table:table-cell>
          <table:table-cell office:value-type="string" calcext:value-type="string">
            <text:p>BatteryProtection</text:p>
          </table:table-cell>
          <table:table-cell office:value-type="string" calcext:value-type="string">
            <text:p>SOT26</text:p>
          </table:table-cell>
          <table:table-cell office:value-type="string" calcext:value-type="string">
            <text:p>S-8261AAJMD-G2JT2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28-1034-1-ND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52488" calcext:value-type="float">
            <text:p>0.52488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36813" calcext:value-type="float">
            <text:p>0.36813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GRM033R61A104ME15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405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9" calcext:value-type="float">
            <text:p>0.0039</text:p>
          </table:table-cell>
          <table:table-cell table:number-columns-repeated="2" office:value-type="float" office:value="0.00325" calcext:value-type="float">
            <text:p>0.00325</text:p>
          </table:table-cell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C0201JR-074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70N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296" calcext:value-type="float">
            <text:p>0.029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746" calcext:value-type="float">
            <text:p>0.00746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422" calcext:value-type="float">
            <text:p>0.00422</text:p>
          </table:table-cell>
        </table:table-row>
        <table:table-row table:style-name="ro1">
          <table:table-cell office:value-type="string" calcext:value-type="string">
            <text:p>B80</text:p>
          </table:table-cell>
          <table:table-cell table:number-columns-repeated="2" office:value-type="string" calcext:value-type="string">
            <text:p>SM02B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PGEB0054018</text:p>
          </table:table-cell>
          <table:table-cell office:value-type="string" calcext:value-type="string">
            <text:p>PowerStream</text:p>
          </table:table-cell>
          <table:table-cell office:value-type="string" calcext:value-type="string">
            <text:p>PGEB0054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3" office:value-type="float" office:value="3.95" calcext:value-type="float">
            <text:p>3.9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Q80,Q81</text:p>
          </table:table-cell>
          <table:table-cell office:value-type="string" calcext:value-type="string">
            <text:p>NMOS_TRANSISTOR</text:p>
          </table:table-cell>
          <table:table-cell office:value-type="string" calcext:value-type="string">
            <text:p>N-ChannelMOSFET</text:p>
          </table:table-cell>
          <table:table-cell office:value-type="string" calcext:value-type="string">
            <text:p>UDFN_3_1006</text:p>
          </table:table-cell>
          <table:table-cell office:value-type="string" calcext:value-type="string">
            <text:p>DMN2400UFB4-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MN2400UFB4-7DICT-ND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504" calcext:value-type="float">
            <text:p>0.2504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2232" calcext:value-type="float">
            <text:p>0.12232</text:p>
          </table:table-cell>
          <table:table-cell office:value-type="float" office:value="0.10422" calcext:value-type="float">
            <text:p>0.10422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2" office:value-type="string" calcext:value-type="string">
            <text:p>SP3-12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SP3-1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P3-1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.7" calcext:value-type="float">
            <text:p>1.7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C51,C53,C70,C7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M155R60J475ME47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915-1-ND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" calcext:value-type="float">
            <text:p>0.0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325" calcext:value-type="float">
            <text:p>0.023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70,R8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RC0603J202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801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268" calcext:value-type="float">
            <text:p>0.01268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0.00746" calcext:value-type="float">
            <text:p>0.00746</text:p>
          </table:table-cell>
          <table:table-cell table:number-columns-repeated="2" office:value-type="float" office:value="0.00648" calcext:value-type="float">
            <text:p>0.00648</text:p>
          </table:table-cell>
        </table:table-row>
        <table:table-row table:style-name="ro1">
          <table:table-cell office:value-type="string" calcext:value-type="string">
            <text:p>R52,R5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.19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C1005J625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466-1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21" calcext:value-type="float">
            <text:p>0.00121</text:p>
          </table:table-cell>
        </table:table-row>
        <table:table-row table:style-name="ro1">
          <table:table-cell office:value-type="string" calcext:value-type="string">
            <text:p>R56,R5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42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RCW04024M42FK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4.42MLCT-N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83" calcext:value-type="float">
            <text:p>0.083</text:p>
          </table:table-cell>
          <table:table-cell table:number-columns-repeated="2" office:value-type="float" office:value="0.0444" calcext:value-type="float">
            <text:p>0.0444</text:p>
          </table:table-cell>
          <table:table-cell table:number-columns-repeated="2" office:value-type="float" office:value="0.0255" calcext:value-type="float">
            <text:p>0.0255</text:p>
          </table:table-cell>
          <table:table-cell table:number-columns-repeated="2" office:value-type="float" office:value="0.0174" calcext:value-type="float">
            <text:p>0.0174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CR03ERTJ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0.0CGCT-N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72" calcext:value-type="float">
            <text:p>0.007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05W</text:p>
          </table:table-cell>
          <table:table-cell office:value-type="string" calcext:value-type="string">
            <text:p>RC0805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AR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28" calcext:value-type="float">
            <text:p>0.012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185" calcext:value-type="float">
            <text:p>0.00185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0.1u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C3216J000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514-1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76" calcext:value-type="float">
            <text:p>0.0176</text:p>
          </table:table-cell>
          <table:table-cell table:number-columns-repeated="2" office:value-type="float" office:value="0.0099" calcext:value-type="float">
            <text:p>0.0099</text:p>
          </table:table-cell>
          <table:table-cell office:value-type="float" office:value="0.00602" calcext:value-type="float">
            <text:p>0.00602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table:number-columns-repeated="8"/>
          <table:table-cell table:formula="of:=SUMPRODUCT([.H2:.H39];[.I2:.I39])" office:value-type="float" office:value="51.829" calcext:value-type="float">
            <text:p>51.829</text:p>
          </table:table-cell>
          <table:table-cell table:formula="of:=SUMPRODUCT([.H2:.H39];[.J2:.J39])" office:value-type="float" office:value="46.837" calcext:value-type="float">
            <text:p>46.837</text:p>
          </table:table-cell>
          <table:table-cell table:formula="of:=SUMPRODUCT([.H2:.H39];[.K2:.K39])" office:value-type="float" office:value="39.8668" calcext:value-type="float">
            <text:p>39.8668</text:p>
          </table:table-cell>
          <table:table-cell table:formula="of:=SUMPRODUCT([.H2:.H39];[.L2:.L39])" office:value-type="float" office:value="38.6308" calcext:value-type="float">
            <text:p>38.6308</text:p>
          </table:table-cell>
          <table:table-cell table:formula="of:=SUMPRODUCT([.H2:.H39];[.M2:.M39])" office:value-type="float" office:value="32.7693" calcext:value-type="float">
            <text:p>32.7693</text:p>
          </table:table-cell>
          <table:table-cell table:formula="of:=SUMPRODUCT([.H2:.H39];[.N2:.N39])" office:value-type="float" office:value="31.59659" calcext:value-type="float">
            <text:p>31.59659</text:p>
          </table:table-cell>
          <table:table-cell table:formula="of:=SUMPRODUCT([.H2:.H39];[.O2:.O39])" office:value-type="float" office:value="26.2668" calcext:value-type="float">
            <text:p>26.2668</text:p>
          </table:table-cell>
          <table:table-cell table:formula="of:=SUMPRODUCT([.H2:.H39];[.P2:.P39])" office:value-type="float" office:value="23.43373" calcext:value-type="float">
            <text:p>23.43373</text:p>
          </table:table-cell>
          <table:table-cell table:formula="of:=SUMPRODUCT([.H2:.H39];[.Q2:.Q39])" office:value-type="float" office:value="20.96111" calcext:value-type="float">
            <text:p>20.96111</text:p>
          </table:table-cell>
          <table:table-cell table:formula="of:=SUMPRODUCT([.H2:.H39];[.R2:.R39])" office:value-type="float" office:value="20.44048" calcext:value-type="float">
            <text:p>20.44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20:26:06.498986875</meta:creation-date>
    <dc:date>2015-07-20T08:29:58.742937592</dc:date>
    <meta:editing-duration>PT11H47M5S</meta:editing-duration>
    <meta:editing-cycles>34</meta:editing-cycles>
    <meta:generator>LibreOffice/4.4.3.2$Linux_X86_64 LibreOffice_project/40m0$Build-2</meta:generator>
    <meta:document-statistic meta:table-count="1" meta:cell-count="712" meta:object-count="0"/>
  </office:meta>
</office:document-meta>
</file>